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RobotoDraft,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212cm" fo:margin-bottom="0cm" fo:padding="0cm" fo:border="none"/>
    </style:style>
    <style:style style:name="P2" style:family="paragraph" style:parent-style-name="Standard">
      <style:paragraph-properties fo:margin-top="0.212cm" fo:margin-bottom="0cm" fo:padding="0cm" fo:border="none"/>
      <style:text-properties fo:font-variant="normal" fo:text-transform="none" fo:color="#222222" style:font-name="Google Sans" fo:font-size="14pt" fo:letter-spacing="normal" fo:font-style="normal" fo:font-weight="normal"/>
    </style:style>
    <style:style style:name="P3" style:family="paragraph" style:parent-style-name="Standard">
      <style:paragraph-properties fo:margin-top="0.212cm" fo:margin-bottom="0cm" fo:padding="0cm" fo:border="none"/>
      <style:text-properties fo:font-variant="normal" fo:text-transform="none" fo:color="#222222" style:font-name="Google Sans" fo:font-size="14pt" fo:letter-spacing="normal" fo:font-style="normal" fo:font-weight="normal" style:font-size-asian="14pt" style:font-size-complex="14pt"/>
    </style:style>
    <style:style style:name="P4" style:family="paragraph" style:parent-style-name="Table_20_Contents">
      <style:paragraph-properties fo:margin-left="0cm" fo:margin-right="0cm" fo:margin-top="0cm" fo:margin-bottom="0cm" fo:text-indent="0cm" style:auto-text-indent="false" fo:padding="0cm" fo:border="none"/>
    </style:style>
    <style:style style:name="P5" style:family="paragraph" style:parent-style-name="Table_20_Contents">
      <style:paragraph-properties fo:margin-left="0cm" fo:margin-right="0cm" fo:margin-top="0cm" fo:margin-bottom="0cm" style:line-height-at-least="0.529cm" fo:orphans="2" fo:widows="2" fo:text-indent="0cm" style:auto-text-indent="false" fo:padding="0cm" fo:border="none"/>
      <style:text-properties fo:color="#222222" fo:background-color="#ffffff"/>
    </style:style>
    <style:style style:name="T1" style:family="text">
      <style:text-properties style:text-line-through-style="none" style:text-underline-style="none" style:text-blinking="false"/>
    </style:style>
    <style:style style:name="T2" style:family="text">
      <style:text-properties fo:font-size="16pt" fo:font-weight="bold" style:font-size-asian="16pt" style:font-weight-asian="bold" style:font-size-complex="16pt" style:font-weight-complex="bold"/>
    </style:style>
    <style:style style:name="T3" style:family="text">
      <style:text-properties fo:font-variant="normal" fo:text-transform="none" fo:color="#222222" style:font-name="Google Sans" fo:font-size="14pt" fo:letter-spacing="normal" fo:font-style="normal" fo:font-weight="normal"/>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16o">
        <text:section text:style-name="Sect1" text:name=":16n">
          <text:p text:style-name="P1"/>
          <text:p text:style-name="P1"/>
          <text:p text:style-name="P1"/>
          <text:p text:style-name="P1"/>
          <text:p text:style-name="P1"/>
          <text:p text:style-name="P1"/>
          <text:p text:style-name="P1"><text:s text:c="23"/><text:span text:style-name="T2">Puesta en producción segura <text:s/>. Vulnerabilidades web.</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tab/> <text:s text:c="7"/>Francisco josé Fontán Forno</text:span></text:p>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2"/>
          <text:p text:style-name="P2">INDICE:</text:p>
          <text:p text:style-name="P1"/>
          <text:p text:style-name="P1"/>
          <text:p text:style-name="P1"/>
          <text:p text:style-name="P1"/>
          <text:p text:style-name="P3">INTRODUCCION</text:p>
          <text:p text:style-name="P1"/>
          <text:p text:style-name="P1"/>
          <text:p text:style-name="P2">CONCEPTOS, FINALIDAD DE LA SEGURIDAD </text:p>
          <text:p text:style-name="P1"/>
          <text:p text:style-name="P1"/>
          <text:p text:style-name="P2">ANALISIS DE VULNERABILIDAD</text:p>
          <text:p text:style-name="P1"/>
          <text:p text:style-name="P1"/>
          <text:p text:style-name="P2">TOP 10 DE VULNERAVILIDADES DE OWASP</text:p>
          <text:p text:style-name="P1"/>
          <text:p text:style-name="P1"/>
          <text:p text:style-name="P2">REQUISITOS DE VERIFICACION DETALLADA DEL ANALISIS DE VULNERABILIDAD</text:p>
          <text:p text:style-name="P1"/>
          <text:p text:style-name="P1"/>
          <text:p text:style-name="P2">TRES CASOS DE VULNERABILIDAD WEB Y SU REPERCUSION</text:p>
          <text:p text:style-name="P1"/>
          <text:p text:style-name="P1"/>
          <text:p text:style-name="P1"/>
          <text:p text:style-name="P2">CASO PRACTICO</text:p>
          <text:p text:style-name="P1"/>
          <text:p text:style-name="P1"/>
          <text:p text:style-name="P1"/>
          <text:p text:style-name="P2"/>
          <text:p text:style-name="P2"/>
          <text:p text:style-name="P2"/>
          <text:p text:style-name="P2"/>
          <text:p text:style-name="P2"><text:soft-page-break/></text:p>
          <text:p text:style-name="P1"><text:span text:style-name="T3"/></text:p>
          <text:p text:style-name="P1"><text:span text:style-name="T3">INTRODUCCION</text:span></text:p>
          <text:p text:style-name="P1"/>
          <text:p text:style-name="P1"/>
          <text:p text:style-name="P1"/>
          <text:p text:style-name="P2">Esta practica tiene como objetivo analizar vulnerabilidades en la red de una organización en este caso centrándose en la lista de riesgos a nivel SOFTWARE en entornos web</text:p>
          <text:p text:style-name="P1"/>
          <text:p text:style-name="P1"/>
          <text:p text:style-name="P2">Para la revisión de este tipo de vulnerabilidades  nos basamos en el proyecto estándar de verificacián de seguridad de aplicaciones ASVS y su verificación de admisión .</text:p>
          <text:p text:style-name="P2"/>
          <text:p text:style-name="P2"/>
          <text:p text:style-name="P1"><text:span text:style-name="T3">Nos basaremos en la herramienta OWASP ZAP para realizar el análisis de la red. Al ser una herramienta automática, para el desarrollo del análisis tan solo tendremos que indicar la situación del software, en este caso de nuestra web de empresa, y se procederá al análisis de las vulnerabilidades elegidas.</text:span></text:p>
          <text:p text:style-name="P1"/>
          <text:p text:style-name="P1"/>
          <text:p text:style-name="P2">Una vez realizado el análisis  se producirá un informe con los fallos a corregir y correlativamente las posibles amenazas que podremos evitar</text:p>
          <text:p text:style-name="P1"/>
          <text:p text:style-name="P1"/>
          <text:p text:style-name="P2">Como resultado tendremos una evaluación del análisis de riesgos y  el nivel de nuestra web corporativa intentando conseguir el nivel 1</text:p>
          <text:p text:style-name="P1"/>
          <text:p text:style-name="P1"/>
          <text:p text:style-name="P2">Este análisis y el resultado obtenido es totalmente valido como auditoria de seguridad, por lo que nuestros técnicos o contratas de seguridad de información y IOT pueden basarse en el mismo para mejorar el nivel de seguridad de nuestra web contra futuros ataques y proteger la información sensible de nuestra base de datos</text:p>
          <text:p text:style-name="P1"/>
          <text:p text:style-name="P1"/>
          <text:p text:style-name="P1"/>
          <text:p text:style-name="P1"><text:soft-page-break/></text:p>
          <text:p text:style-name="P1"/>
          <text:p text:style-name="P1"/>
          <text:p text:style-name="P1"/>
          <text:p text:style-name="P2">CONCEPTOS, FINALIDAD DE LA SEGURIDAD </text:p>
          <text:p text:style-name="P1"/>
          <text:p text:style-name="P1"/>
          <text:p text:style-name="P1"/>
          <text:p text:style-name="P2">La seguridad tiene por objeto la protección de la información y de los sistemas  en la que se encuentra integrada que permiten el acceso. Y el uso y representación de la misma </text:p>
          <text:p text:style-name="P1"/>
          <text:p text:style-name="P1"/>
          <text:p text:style-name="P2">La seguridad de la información  tienen unos objetivos comunes de confidencialidad integridad  y disponibilidad de la información independientemente de su forma que puedan tener audio vídeo impresiones. A través de  programas, controles, políticas consigue llegar a estos objetivos. </text:p>
          <text:p text:style-name="P1"/>
          <text:p text:style-name="P1"/>
          <text:p text:style-name="P2">La seguridad informática protege los activos como información, equipos y usuarios a través de técnicas de seguridad física y lógica de ese activo mas valorado que es la información.  Estas técnicas son plausibles a través de programas aplicaciones, barreras y procedimientos y medios </text:p>
          <text:p text:style-name="P1"/>
          <text:p text:style-name="P1"/>
          <text:p text:style-name="P2">Como buenas practicas serian las siguientes</text:p>
          <text:p text:style-name="P2">Restringir el acceso al mínimo para protección de archivos e información</text:p>
          <text:p text:style-name="P2">Programas y herramientas de uso legal y actualizados</text:p>
          <text:p text:style-name="P2">Asegurar los medios o canales de transmisión de dicha información</text:p>
          <text:p text:style-name="P2">Actualizar las contraseñas periódicamente y realizar análisis de vulnerabilidades. </text:p>
          <text:p text:style-name="P1"/>
          <text:p text:style-name="P1"/>
          <text:p text:style-name="P1"/>
          <text:p text:style-name="P1"/>
          <text:p text:style-name="P1"/>
          <text:p text:style-name="P1"><text:soft-page-break/></text:p>
          <text:p text:style-name="P1"/>
          <text:p text:style-name="P1"/>
          <text:p text:style-name="P1"><text:span text:style-name="T3">ANALISIS DE VULNERABILIDAD</text:span></text:p>
          <text:p text:style-name="P1"/>
          <text:p text:style-name="P1"/>
          <text:p text:style-name="P1"><text:span text:style-name="T3">ASVS standar verification security aplication</text:span></text:p>
          <text:p text:style-name="P1"/>
          <text:p text:style-name="P1"><text:span text:style-name="T3">Para analizar nuestra web utilizaremos como referencia el sistema ASVS que consiste en implantar un marco de seguridad y controles para que podamos diseñar, desarrollar y testear (cheklist) nuestra aplicación web con garantías y también alinear las herramientas y ofertas de proveedores con nuestras necesidades</text:span></text:p>
          <text:p text:style-name="P1"/>
          <text:p text:style-name="P2"/>
          <text:p text:style-name="P2"/>
          <text:p text:style-name="P2">Dentro de nuestras expectativas realizaremos este proceso para llegar a conseguir  un nivel de seguridad N1 (vulnerabilidades del OSWAP10, aseguradas automáticamente y para ataques oportunistas) puesto que el N2 y El N3  todavía no son aplicables hasta poseer datos mas sensibles, teniendo que retocar el código manualmente para implementarlas, y no <text:s/>encontrándose en peligro ninguna información que pueda hacer tambalear nuestra empresa. </text:p>
          <text:p text:style-name="P1"/>
          <text:p text:style-name="P2">En nuestra web aun no hemos implementado  catálogos, ni información sensible de contactos, ni puntos de venta con sus correspondientes datos sensibles de pago, por lo que nos basamos en el nivel 1 sin necesidad de abrir nuestro código fuente (necesario en N2 y N3) </text:p>
          <text:p text:style-name="P1"/>
          <text:p text:style-name="P2">Aplicamos el test de penetración  para tener un informe de los fallos a corregir y defectos de seguridad, aunque también reflejamos por otros medios como markdown imágenes de los mismos</text:p>
          <text:p text:style-name="P1"/>
          <text:p text:style-name="P2">Es una guía de arquitectura detallada. Los estándares SABSA o TOGAF los desechamos en favor de este sistema mas completo y ser mas detallado</text:p>
          <text:p text:style-name="P2"/>
          <text:p text:style-name="P2"/>
          <text:p text:style-name="P2"/>
          <text:p text:style-name="P2"><text:soft-page-break/>Checklist que reemplaza a terceros</text:p>
          <text:p text:style-name="P2"/>
          <text:p text:style-name="P2">Guía de pruebas unitaria y de autoverificación</text:p>
          <text:p text:style-name="P2"/>
          <text:p text:style-name="P2">Nos capacita para tener un software seguro, no como otro tipo de estandar que son guías</text:p>
          <text:p text:style-name="P1"/>
          <text:p text:style-name="P2">Dentro de los tres proyectos OSWAP ASVS</text:p>
          <text:p text:style-name="P2">SKF(aplicaciones), ZAP(web) y CORNUCOPIA(metodologías requisitos seguridad), nos decantamos por la segunda al ser nuestro nivel de negocio</text:p>
          <text:p text:style-name="P1"/>
          <text:p text:style-name="P1"/>
          <text:p text:style-name="P1"/>
          <text:p text:style-name="P1"/>
          <text:p text:style-name="P2">TOP 10 DE VULNERAVILIDADES DE OWASP</text:p>
          <text:p text:style-name="P1"/>
          <text:p text:style-name="P2">A01 - Pérdida de Control de Acceso</text:p>
          <text:p text:style-name="P2">A02 - Fallas Criptográficas</text:p>
          <text:p text:style-name="P2">A03 - Inyección</text:p>
          <text:p text:style-name="P2">A04 - Diseño Inseguro</text:p>
          <text:p text:style-name="P2">A05 - Configuración de Seguridad Incorrecta</text:p>
          <text:p text:style-name="P2">A06 - Componentes Vulnerables y desactualizados</text:p>
          <text:p text:style-name="P2">A07 - Fallas de Identificación y autenticación</text:p>
          <text:p text:style-name="P2">A08 - Fallas en el Software y en la Integridad de los Datos</text:p>
          <text:p text:style-name="P2">A09 - Fallas en el Registro y monitoréo</text:p>
          <text:p text:style-name="P2">A10 - Falsificación de Solicitudes del Lado del Servidor</text:p>
          <text:p text:style-name="P1"/>
          <text:p text:style-name="P2">En el análisis de nuestra web nos centramos principalmente en la comunicación con el servidor, en este caso es un alojamiento HTTP en la red. Por lo que las fallas son principalmente de configuración en el servidor </text:p>
          <text:p text:style-name="P2">En este caso A05 y A06</text:p>
          <text:p text:style-name="P1"/>
          <text:p text:style-name="P2"/>
          <text:p text:style-name="P2"/>
          <text:p text:style-name="P2"/>
          <text:p text:style-name="P2"><text:soft-page-break/></text:p>
          <text:p text:style-name="P2"/>
          <text:p text:style-name="P2"/>
          <text:p text:style-name="P2">REQUISITOS DE VERIFICACION DETALLADA DEL ANALISIS DE VULNERABILIDAD</text:p>
          <text:p text:style-name="P1"/>
          <text:p text:style-name="P1"/>
          <text:p text:style-name="P1"/>
          <text:p text:style-name="P2">V11 requisitos de verificación de seguridad HTTP</text:p>
          <text:p text:style-name="P2"/>
          <text:p text:style-name="P2">Servidor con configuración preestablecida y dura</text:p>
          <text:p text:style-name="P2"/>
          <text:p text:style-name="P2">Respuesta HTTP con caracteres seguros</text:p>
          <text:p text:style-name="P2"/>
          <text:p text:style-name="P2">A11.1 solicitudes GET POST resto bloqueadas si no se utilizan</text:p>
          <text:p text:style-name="P2"/>
          <text:p text:style-name="P2">A11.2 cabecera HTTP caracteres seguros(utf8) </text:p>
          <text:p text:style-name="P2"/>
          <text:p text:style-name="P2">A11.5  respuesta HTTP no tenga información de versiones</text:p>
          <text:p text:style-name="P2"/>
          <text:p text:style-name="P2">A11.6  respuestas de API son content type nosniff y disposition attachment y api. Json</text:p>
          <text:p text:style-name="P2"/>
          <text:p text:style-name="P2">A11.7politica de seguridad de contenido (CSPv2) </text:p>
          <text:p text:style-name="P2">mitiga inyecciones DOM XSS JSON JSCRIP</text:p>
          <text:p text:style-name="P2"/>
          <text:p text:style-name="P2">A11.8encabezado X-XSS protection 1mode block</text:p>
          <text:p text:style-name="P1"/>
          <text:p text:style-name="P1"/>
          <text:p text:style-name="P1"/>
          <text:p text:style-name="P1"/>
          <text:p text:style-name="P1"/>
          <text:p text:style-name="P1"/>
          <text:p text:style-name="P1"/>
          <text:p text:style-name="P1"><text:soft-page-break/></text:p>
          <text:p text:style-name="P1"/>
          <text:p text:style-name="P2">TRES CASOS DE VULNERABILIDAD WEB EN PROCESOS DE AUTENTICACION Y SU REPERCUSION</text:p>
          <text:p text:style-name="P1"/>
          <text:p text:style-name="P1"/>
          <text:p text:style-name="P2">Hackeo a la CNV</text:p>
          <text:p text:style-name="P1"/>
          <text:p text:style-name="P2">Son ocho carpetas hackedas con datos de bancos, agentes de bolsa, operadores, inversores, tramites administración, operaciones sensibles. Unos 500000 archivos. </text:p>
          <text:p text:style-name="P2">Los hackers secuestraron 1.5 terabites</text:p>
          <text:p text:style-name="P2">Hay un documento de una campaña premoritorio de lo sucedido que dice "cuida tus claves" </text:p>
          <text:p text:style-name="P1"/>
          <text:p text:style-name="P1"/>
          <text:p text:style-name="P2">Hackeo web Menéame</text:p>
          <text:p text:style-name="P1"/>
          <text:p text:style-name="P2">Los atacantes no tenían accesos directos a las contraseñas por que estaban cifradas, pero a través de las contraseñas débiles de los usuarios consiguieron entrar en muchas de ellas, que han afectado al 40% de las cuentas a través de fuerza bruta. Son unos 110000 usuarios y los datos están a la venta</text:p>
          <text:p text:style-name="P1"/>
          <text:p text:style-name="P2">hackeo de Fotolog,8bit, MyFitnessPal, Dubsmash, MyHeritage y otros más.</text:p>
          <text:p text:style-name="P1"/>
          <text:p text:style-name="P2">620 millones de usuarios y contraseñas</text:p>
          <text:p text:style-name="P1"/>
          <text:p text:style-name="P2">CASO PRACTICO</text:p>
          <text:p text:style-name="P1"/>
          <text:p text:style-name="P2">En el caso practico crearemos una pagina web con un sistema de autenticación simple y aplicaremos el análisis concerniente al  OWASP ASVS apartado V2 verificación de autenticación. </text:p>
          <text:p text:style-name="P1"><text:span text:style-name="T3">Asi como los subapartado correspondiente.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RobotoDraft,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meta:initial-creator>
    <meta:creation-date>2023-12-19T11:19:08.66</meta:creation-date>
    <meta:document-statistic meta:table-count="0" meta:image-count="0" meta:object-count="0" meta:page-count="8" meta:paragraph-count="74" meta:word-count="1032" meta:character-count="6735"/>
    <dc:date>2023-12-19T11:52:54.09</dc:date>
    <dc:creator>frank </dc:creator>
    <meta:editing-duration>PT14M20S</meta:editing-duration>
    <meta:editing-cycles>1</meta:editing-cycles>
    <meta:generator>OpenOffice/4.1.14$Win32 OpenOffice.org_project/4114m1$Build-9811</meta:generator>
  </office:meta>
</office:document-meta>
</file>